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solid" style:text-underline-width="auto" style:text-underline-color="font-color" fo:font-weight="bold" officeooo:rsid="00014264" officeooo:paragraph-rsid="0001426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21fc2" officeooo:paragraph-rsid="00021fc2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rsid="0002b2b0" officeooo:paragraph-rsid="0002b2b0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04e4ef" officeooo:paragraph-rsid="0004e4ef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04e4ef" officeooo:paragraph-rsid="0004e4ef" style:font-size-asian="14pt" style:font-weight-asian="normal" style:font-size-complex="16pt" style:font-weight-complex="normal"/>
    </style:style>
    <style:style style:name="P8" style:family="paragraph" style:parent-style-name="Standard" style:list-style-name="L1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9" style:family="paragraph" style:parent-style-name="Standard" style:list-style-name="L2">
      <style:text-properties fo:font-size="16pt" style:text-underline-style="none" fo:font-weight="normal" officeooo:rsid="00021fc2" officeooo:paragraph-rsid="00021fc2" style:font-size-asian="14pt" style:font-weight-asian="normal" style:font-size-complex="16pt" style:font-weight-complex="normal"/>
    </style:style>
    <style:style style:name="P10" style:family="paragraph" style:parent-style-name="Standard" style:list-style-name="L2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1" style:family="paragraph" style:parent-style-name="Standard" style:list-style-name="L3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2" style:family="paragraph" style:parent-style-name="Standard" style:list-style-name="L4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3" style:family="paragraph" style:parent-style-name="Standard" style:list-style-name="L5">
      <style:text-properties fo:font-size="16pt" style:text-underline-style="none" fo:font-weight="normal" officeooo:rsid="0002b2b0" officeooo:paragraph-rsid="0002b2b0" style:font-size-asian="14pt" style:font-weight-asian="normal" style:font-size-complex="16pt" style:font-weight-complex="normal"/>
    </style:style>
    <style:style style:name="P14" style:family="paragraph" style:parent-style-name="Standard" style:list-style-name="L6">
      <style:text-properties fo:font-size="16pt" style:text-underline-style="none" fo:font-weight="normal" officeooo:rsid="0004e4ef" officeooo:paragraph-rsid="0004e4ef" style:font-size-asian="14pt" style:font-weight-asian="normal" style:font-size-complex="16pt" style:font-weight-complex="normal"/>
    </style:style>
    <style:style style:name="P15" style:family="paragraph" style:parent-style-name="Standard" style:list-style-name="L7">
      <style:text-properties fo:font-size="16pt" officeooo:paragraph-rsid="0006eb05" style:font-size-asian="16pt" style:font-size-complex="16pt"/>
    </style:style>
    <style:style style:name="P16" style:family="paragraph" style:parent-style-name="Standard" style:list-style-name="L8">
      <style:text-properties fo:font-size="16pt" officeooo:rsid="0006fb29" officeooo:paragraph-rsid="0006fb29" style:font-size-asian="14pt" style:font-size-complex="16pt"/>
    </style:style>
    <style:style style:name="P17" style:family="paragraph" style:parent-style-name="Standard" style:list-style-name="L7">
      <style:text-properties fo:font-size="16pt" officeooo:rsid="0007e0a7" officeooo:paragraph-rsid="0007e0a7" style:font-size-asian="14pt" style:font-size-complex="16pt"/>
    </style:style>
    <style:style style:name="P18" style:family="paragraph" style:parent-style-name="Standard">
      <style:text-properties officeooo:paragraph-rsid="0004e4ef"/>
    </style:style>
    <style:style style:name="P19" style:family="paragraph" style:parent-style-name="Standard">
      <style:text-properties fo:font-size="18pt" style:text-underline-style="solid" style:text-underline-width="auto" style:text-underline-color="font-color" fo:font-weight="bold" officeooo:rsid="0006fb29" officeooo:paragraph-rsid="0006fb29" style:font-size-asian="18pt" style:font-weight-asian="bold" style:font-size-complex="18pt" style:font-weight-complex="bold"/>
    </style:style>
    <style:style style:name="P20" style:family="paragraph" style:parent-style-name="Standard">
      <style:text-properties style:text-line-through-style="none" style:text-line-through-type="none" fo:font-size="18pt" style:text-underline-style="solid" style:text-underline-width="auto" style:text-underline-color="font-color" fo:font-weight="bold" officeooo:rsid="0006eb05" officeooo:paragraph-rsid="0006eb05" style:font-size-asian="18pt" style:font-weight-asian="bold" style:font-size-complex="18pt" style:font-weight-complex="bold"/>
    </style:style>
    <style:style style:name="P21" style:family="paragraph" style:parent-style-name="Standard">
      <style:text-properties officeooo:paragraph-rsid="0006eb05"/>
    </style:style>
    <style:style style:name="P22" style:family="paragraph" style:parent-style-name="Standard">
      <style:text-properties officeooo:rsid="0006fb29" officeooo:paragraph-rsid="0006fb29"/>
    </style:style>
    <style:style style:name="T1" style:family="text">
      <style:text-properties officeooo:rsid="0006eb05"/>
    </style:style>
    <style:style style:name="T2" style:family="text">
      <style:text-properties fo:font-size="16pt" style:text-underline-style="none" fo:font-weight="normal" officeooo:rsid="0004e4ef" style:font-size-asian="14pt" style:font-weight-asian="normal" style:font-size-complex="16pt" style:font-weight-complex="normal"/>
    </style:style>
    <style:style style:name="T3" style:family="text">
      <style:text-properties style:text-underline-style="none" fo:font-weight="normal" officeooo:rsid="0004e4ef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3/02/2020 </text:p>
      <text:p text:style-name="P1"/>
      <text:list xml:id="list97767122" text:style-name="L1">
        <text:list-item>
          <text:p text:style-name="P8">Répartition des tâches</text:p>
        </text:list-item>
      </text:list>
      <text:p text:style-name="P5"/>
      <text:p text:style-name="P2">04/02/2020</text:p>
      <text:p text:style-name="P5"/>
      <text:list xml:id="list1456192598" text:style-name="L2">
        <text:list-item>
          <text:p text:style-name="P9">Début du travail sur les diagrammes (Je ne sais pas encore a quoi peu ressembler le diagramme de package)</text:p>
        </text:list-item>
        <text:list-item>
          <text:p text:style-name="P10">Début des recherches sur la méthode Scrum.</text:p>
        </text:list-item>
      </text:list>
      <text:p text:style-name="P6"/>
      <text:p text:style-name="P3">06/02/2020</text:p>
      <text:p text:style-name="P6"/>
      <text:list xml:id="list1968038360" text:style-name="L3">
        <text:list-item>
          <text:p text:style-name="P11">Mise en page du résumé de la méthode Scrum pour le groupe</text:p>
        </text:list-item>
      </text:list>
      <text:p text:style-name="P6"/>
      <text:p text:style-name="P3">25/02/2020</text:p>
      <text:p text:style-name="P3"/>
      <text:list xml:id="list1338123010" text:style-name="L4">
        <text:list-item>
          <text:p text:style-name="P12">Travail avec Allal sur le diagramme de classe</text:p>
        </text:list-item>
        <text:list-item>
          <text:p text:style-name="P12">Recherche sur les transmitions de données du robot (sans succes)</text:p>
        </text:list-item>
      </text:list>
      <text:p text:style-name="P6"/>
      <text:p text:style-name="P3">27/02/2020</text:p>
      <text:p text:style-name="P6"/>
      <text:list xml:id="list4121608624" text:style-name="L5">
        <text:list-item>
          <text:p text:style-name="P13">Mise a jour des données du deuxième sprint sur le GitHub</text:p>
        </text:list-item>
        <text:list-item>
          <text:p text:style-name="P13">Création du journal de bord </text:p>
        </text:list-item>
      </text:list>
      <text:p text:style-name="P6"/>
      <text:p text:style-name="P4">02/03/2020</text:p>
      <text:p text:style-name="P7"/>
      <text:list xml:id="list2166417581" text:style-name="L6">
        <text:list-item>
          <text:p text:style-name="P14">Lecture de la doc et tentative de résumer. </text:p>
          <text:p text:style-name="P14">--} Inutile au final de faire un résumé de doc.</text:p>
        </text:list-item>
      </text:list>
      <text:p text:style-name="P18"/>
      <text:p text:style-name="P20">03/03/2020</text:p>
      <text:p text:style-name="P18"/>
      <text:list xml:id="list1006396205" text:style-name="L7">
        <text:list-item>
          <text:p text:style-name="P15"><text:span text:style-name="T1">Finition du diagramme de classe.</text:span></text:p>
          <text:p text:style-name="P15"><text:span text:style-name="T3">--}</text:span><text:span text:style-name="T1"> Problèmes de compréhension à savoir où Threa.js rentrera en jeu</text:span></text:p>
        </text:list-item>
        <text:list-item>
          <text:p text:style-name="P17">Recherche sur doc Fanuc quel est le type des données transférées.</text:p>
        </text:list-item>
      </text:list>
      <text:p text:style-name="P21"/>
      <text:p text:style-name="P21"/>
      <text:p text:style-name="P19"><text:soft-page-break/>05/03/2020</text:p>
      <text:p text:style-name="P22"/>
      <text:list xml:id="list797807431" text:style-name="L8">
        <text:list-item>
          <text:p text:style-name="P16"/>
        </text:list-item>
      </text:list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20-03-03T17:29:16.426000000</dc:date>
    <meta:editing-duration>PT46M27S</meta:editing-duration>
    <meta:editing-cycles>4</meta:editing-cycles>
    <meta:document-statistic meta:table-count="0" meta:image-count="0" meta:object-count="0" meta:page-count="2" meta:paragraph-count="22" meta:word-count="144" meta:character-count="768" meta:non-whitespace-character-count="658"/>
  </office:meta>
</office:document-meta>
</file>